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Text_20_body">
      <style:text-properties officeooo:rsid="0010dc41" officeooo:paragraph-rsid="0010dc41"/>
    </style:style>
    <style:style style:name="P2" style:family="paragraph" style:parent-style-name="Standard">
      <style:text-properties officeooo:rsid="0010dc41" officeooo:paragraph-rsid="0010dc41"/>
    </style:style>
    <style:style style:name="P3" style:family="paragraph" style:parent-style-name="Text_20_body">
      <style:text-properties officeooo:rsid="00148492" officeooo:paragraph-rsid="00148492"/>
    </style:style>
    <style:style style:name="P4" style:family="paragraph" style:parent-style-name="Text_20_body">
      <style:text-properties officeooo:rsid="00163f18" officeooo:paragraph-rsid="00163f18"/>
    </style:style>
    <style:style style:name="P5" style:family="paragraph" style:parent-style-name="Text_20_body">
      <style:text-properties officeooo:rsid="0016fefb" officeooo:paragraph-rsid="0016fefb"/>
    </style:style>
    <style:style style:name="P6" style:family="paragraph" style:parent-style-name="Heading_20_1" style:list-style-name=""/>
    <style:style style:name="P7" style:family="paragraph" style:parent-style-name="Heading_20_2" style:list-style-name=""/>
    <style:style style:name="P8" style:family="paragraph" style:parent-style-name="Heading_20_2" style:list-style-name="">
      <style:text-properties officeooo:rsid="0010dc41" officeooo:paragraph-rsid="0010dc41"/>
    </style:style>
    <style:style style:name="P9" style:family="paragraph" style:parent-style-name="Heading_20_3" style:list-style-name=""/>
    <style:style style:name="P10" style:family="paragraph" style:parent-style-name="Heading_20_3" style:list-style-name="">
      <style:text-properties officeooo:rsid="00148492" officeooo:paragraph-rsid="00148492"/>
    </style:style>
    <style:style style:name="P11" style:family="paragraph" style:parent-style-name="List_20_Paragraph" style:list-style-name="WWNum1">
      <style:paragraph-properties fo:margin-left="1.27cm" fo:margin-right="0cm" fo:line-height="115%" fo:text-indent="-0.635cm" style:auto-text-indent="false" style:writing-mode="lr-tb"/>
      <style:text-properties officeooo:rsid="00148492" officeooo:paragraph-rsid="00148492"/>
    </style:style>
    <style:style style:name="P12" style:family="paragraph" style:parent-style-name="Text_20_body" style:list-style-name="L1">
      <style:text-properties officeooo:rsid="00148492" officeooo:paragraph-rsid="00148492"/>
    </style:style>
    <style:style style:name="P13" style:family="paragraph" style:parent-style-name="Text_20_body" style:list-style-name="L2">
      <style:text-properties officeooo:rsid="00148492" officeooo:paragraph-rsid="00148492"/>
    </style:style>
    <style:style style:name="T1" style:family="text">
      <style:text-properties officeooo:rsid="00148492"/>
    </style:style>
    <style:style style:name="T2" style:family="text">
      <style:text-properties officeooo:rsid="001717b2"/>
    </style:style>
    <style:style style:name="T3" style:family="text">
      <style:text-properties officeooo:rsid="001718d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Activité <text:span text:style-name="T1">3</text:span> : <text:span text:style-name="T1">Maquettage</text:span></text:h>
      <text:h text:style-name="Heading_20_2" text:outline-level="2" text:is-list-header="true">Temporalité</text:h>
      <text:p text:style-name="P1">Le mercredi 07 juin de <text:span text:style-name="T1">13</text:span>h<text:span text:style-name="T1">30</text:span> à <text:span text:style-name="T1">17h</text:span><text:span text:style-name="T3">00</text:span></text:p>
      <text:h text:style-name="P8" text:outline-level="2">Le brief</text:h>
      <text:h text:style-name="P9" text:outline-level="3">Conception</text:h>
      <text:p text:style-name="P3">A partir du brief, vous réaliserez : </text:p>
      <text:list text:style-name="L1">
        <text:list-item>
          <text:p text:style-name="P12">Le diagramme des cas d’utilisation</text:p>
        </text:list-item>
        <text:list-item>
          <text:p text:style-name="P12">Le scénario décrivant le cas ‘ajouter une marque’</text:p>
        </text:list-item>
      </text:list>
      <text:h text:style-name="P10" text:outline-level="3">Maquettage</text:h>
      <text:list text:style-name="L2">
        <text:list-item>
          <text:p text:style-name="P13">Vous déposerez sur le drive les wireframe de la page d’accueil pour les grands écrans, écrans moyens et petits écrans en PDF ainsi que le wireframe de la <text:span text:style-name="T2">page </text:span>‘ajouter une marque’ pour grand écran</text:p>
        </text:list-item>
      </text:list>
      <text:list text:style-name="WWNum1">
        <text:list-item>
          <text:p text:style-name="P11">Vous proposerez la maquette graphique de la page d’accueil pour les grands écrans</text:p>
        </text:list-item>
      </text:list>
      <text:p text:style-name="P2"/>
      <text:h text:style-name="P7" text:outline-level="2">Compétence(s) ciblée(s)</text:h>
      <text:p text:style-name="P4">1 – Maquetter une application</text:p>
      <text:p text:style-name="P5">10 – Concevoir une application</text:p>
      <text:h text:style-name="P7" text:outline-level="2"/>
      <text:p text:style-name="P1"/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_20_Table" style:display-name="Normal Table" style:family="paragraph">
      <style:paragraph-properties fo:line-height="115%" fo:text-align="start" style:justify-single-word="false" fo:orphans="2" fo:widows="2" style:vertical-align="auto"/>
      <style:text-properties style:font-name="Arial" fo:font-family="Arial" style:font-family-generic="roman" style:font-pitch="variable" fo:font-size="11pt" fo:language="fr" fo:country="FR" style:font-name-asian="Arial1" style:font-family-asian="Arial" style:font-family-generic-asian="system" style:font-pitch-asian="variable" style:font-size-asian="11pt" style:language-asian="fr" style:country-asian="FR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6T11:56:10.309000000</meta:creation-date>
    <dc:date>2023-06-07T13:30:44.012000000</dc:date>
    <meta:editing-duration>PT1H54M54S</meta:editing-duration>
    <meta:editing-cycles>8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4" meta:word-count="99" meta:character-count="581" meta:non-whitespace-character-count="497"/>
  </office:meta>
</office:document-meta>
</file>